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background-color="#ff3300"/>
    </style:style>
    <style:style style:name="ce3" style:family="table-cell" style:parent-style-name="Default" style:data-style-name="N1">
      <style:table-cell-properties fo:background-color="#336699"/>
    </style:style>
    <style:style style:name="ce4" style:family="table-cell" style:parent-style-name="Default" style:data-style-name="N1">
      <style:table-cell-properties fo:background-color="#66ff00"/>
    </style:style>
    <style:style style:name="ce5" style:family="table-cell" style:parent-style-name="Default" style:data-style-name="N1">
      <style:table-cell-properties fo:background-color="#ffff00"/>
    </style:style>
    <style:style style:name="ce6" style:family="table-cell" style:parent-style-name="Default" style:data-style-name="N1">
      <style:table-cell-properties fo:background-color="#ff950e"/>
    </style:style>
  </office:automatic-styles>
  <office:body>
    <office:spreadsheet>
      <table:table table:name="Sheet1" table:style-name="ta1" table:print="false">
        <table:table-column table:style-name="co1" table:number-columns-repeated="48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ce2"/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2"/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table:style-name="ce2"/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2"/>
          <table:table-cell office:value-type="float" office:value="15" calcext:value-type="float">
            <text:p>15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table:style-name="ce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style-name="ce3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3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"/>
          <table:table-cell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table:style-name="ce4"/>
          <table:table-cell table:number-columns-repeated="9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4"/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"/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table:style-name="ce4"/>
          <table:table-cell table:number-columns-repeated="19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/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table:style-name="ce5"/>
          <table:table-cell table:number-columns-repeated="4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5"/>
          <table:table-cell/>
          <table:table-cell office:value-type="float" office:value="10" calcext:value-type="float">
            <text:p>1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/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5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style-name="ce5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5"/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table:number-columns-repeated="29"/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table:style-name="ce6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6"/>
          <table:table-cell table:number-columns-repeated="11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ce6"/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table:style-name="ce6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6"/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38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14" calcext:value-type="float">
            <text:p>14</text:p>
          </table:table-cell>
          <table:table-cell table:number-columns-repeated="11"/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6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2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number-columns-repeated="4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45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41"/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3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44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3:16:49.508100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e </meta:initial-creator>
    <meta:creation-date>2017-06-01T12:46:51.08</meta:creation-date>
    <dc:date>2017-06-01T13:03:28.48</dc:date>
    <dc:creator>muse </dc:creator>
    <meta:editing-duration>PT16M37S</meta:editing-duration>
    <meta:editing-cycles>2</meta:editing-cycles>
    <meta:generator>LibreOffice/5.1.6.2$Linux_X86_64 LibreOffice_project/10m0$Build-2</meta:generator>
    <meta:document-statistic meta:table-count="3" meta:cell-count="754" meta:object-count="0"/>
  </office:meta>
</office:document-meta>
</file>